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8.93mm"/>
    </style:style>
    <style:style style:name="co3" style:family="table-column">
      <style:table-column-properties fo:break-before="auto" style:column-width="34.0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 %</number:text>
    </number:percentage-style>
    <style:style style:name="ce1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159.99mm" svg:height="156.77mm" svg:x="16.98mm" svg:y="116.02mm">
            <loext:p draw:notify-on-update-of-ranges="Hoja1.D6:Hoja1.D6 Hoja1.D7:Hoja1.D23 Hoja1.G6:Hoja1.G6 Hoja1.G7:Hoja1.G2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261.06mm" svg:y="105.38mm">
            <loext:p draw:notify-on-update-of-ranges="Hoja1.M7:Hoja1.M22 Hoja1.N7:Hoja1.N2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10" table:default-cell-style-name="Default"/>
        <table:table-row table:style-name="ro1" table:number-rows-repeated="5"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Cours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Women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Undertotal</text:p>
          </table:table-cell>
          <table:table-cell office:value-type="string" calcext:value-type="string">
            <text:p>UnderW</text:p>
          </table:table-cell>
          <table:table-cell office:value-type="string" calcext:value-type="string">
            <text:p>Ratio</text:p>
          </table:table-cell>
          <table:table-cell table:number-columns-repeated="2"/>
          <table:table-cell office:value-type="string" calcext:value-type="string">
            <text:p>Course</text:p>
          </table:table-cell>
          <table:table-cell office:value-type="string" calcext:value-type="string">
            <text:p>Rati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eronautics</text:p>
          </table:table-cell>
          <table:table-cell office:value-type="float" office:value="228" calcext:value-type="float">
            <text:p>228</text:p>
          </table:table-cell>
          <table:table-cell office:value-type="float" office:value="47" calcext:value-type="float">
            <text:p>47</text:p>
          </table:table-cell>
          <table:table-cell table:formula="of:=[.F7]/[.E7]" office:value-type="float" office:value="0.206140350877193" calcext:value-type="float">
            <text:p>0,206140350877193</text:p>
          </table:table-cell>
          <table:table-cell office:value-type="float" office:value="152" calcext:value-type="float">
            <text:p>152</text:p>
          </table:table-cell>
          <table:table-cell office:value-type="float" office:value="53" calcext:value-type="float">
            <text:p>53</text:p>
          </table:table-cell>
          <table:table-cell table:formula="of:=[.I7]/[.H7]" office:value-type="float" office:value="0.348684210526316" calcext:value-type="float">
            <text:p>0,348684210526316</text:p>
          </table:table-cell>
          <table:table-cell table:number-columns-repeated="2"/>
          <table:table-cell office:value-type="string" calcext:value-type="string">
            <text:p>Maths</text:p>
          </table:table-cell>
          <table:table-cell office:value-type="float" office:value="0.287037037037037" calcext:value-type="float">
            <text:p>0,28703703703703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hysics</text:p>
          </table:table-cell>
          <table:table-cell office:value-type="float" office:value="419" calcext:value-type="float">
            <text:p>419</text:p>
          </table:table-cell>
          <table:table-cell office:value-type="float" office:value="98" calcext:value-type="float">
            <text:p>98</text:p>
          </table:table-cell>
          <table:table-cell table:formula="of:=[.F8]/[.E8]" office:value-type="float" office:value="0.233890214797136" calcext:value-type="float">
            <text:p>0,233890214797136</text:p>
          </table:table-cell>
          <table:table-cell office:value-type="float" office:value="180" calcext:value-type="float">
            <text:p>180</text:p>
          </table:table-cell>
          <table:table-cell office:value-type="float" office:value="54" calcext:value-type="float">
            <text:p>54</text:p>
          </table:table-cell>
          <table:table-cell table:formula="of:=[.I8]/[.H8]" office:value-type="float" office:value="0.3" calcext:value-type="float">
            <text:p>0,3</text:p>
          </table:table-cell>
          <table:table-cell table:number-columns-repeated="2"/>
          <table:table-cell office:value-type="string" calcext:value-type="string">
            <text:p>Physics</text:p>
          </table:table-cell>
          <table:table-cell office:value-type="float" office:value="0.3" calcext:value-type="float">
            <text:p>0,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ths</text:p>
          </table:table-cell>
          <table:table-cell office:value-type="float" office:value="341" calcext:value-type="float">
            <text:p>341</text:p>
          </table:table-cell>
          <table:table-cell office:value-type="float" office:value="85" calcext:value-type="float">
            <text:p>85</text:p>
          </table:table-cell>
          <table:table-cell table:formula="of:=[.F9]/[.E9]" office:value-type="float" office:value="0.249266862170088" calcext:value-type="float">
            <text:p>0,249266862170088</text:p>
          </table:table-cell>
          <table:table-cell office:value-type="float" office:value="216" calcext:value-type="float">
            <text:p>216</text:p>
          </table:table-cell>
          <table:table-cell office:value-type="float" office:value="62" calcext:value-type="float">
            <text:p>62</text:p>
          </table:table-cell>
          <table:table-cell table:formula="of:=[.I9]/[.H9]" office:value-type="float" office:value="0.287037037037037" calcext:value-type="float">
            <text:p>0,287037037037037</text:p>
          </table:table-cell>
          <table:table-cell table:number-columns-repeated="2"/>
          <table:table-cell office:value-type="string" calcext:value-type="string">
            <text:p>Aeronautics</text:p>
          </table:table-cell>
          <table:table-cell office:value-type="float" office:value="0.348684210526316" calcext:value-type="float">
            <text:p>0,34868421052631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con</text:p>
          </table:table-cell>
          <table:table-cell office:value-type="float" office:value="160" calcext:value-type="float">
            <text:p>160</text:p>
          </table:table-cell>
          <table:table-cell office:value-type="float" office:value="46" calcext:value-type="float">
            <text:p>46</text:p>
          </table:table-cell>
          <table:table-cell table:formula="of:=[.F10]/[.E10]" office:value-type="float" office:value="0.2875" calcext:value-type="float">
            <text:p>0,2875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table:formula="of:=[.I10]/[.H10]" office:value-type="float" office:value="0.433333333333333" calcext:value-type="float">
            <text:p>0,433333333333333</text:p>
          </table:table-cell>
          <table:table-cell table:number-columns-repeated="2"/>
          <table:table-cell office:value-type="string" calcext:value-type="string">
            <text:p>CS and engineering</text:p>
          </table:table-cell>
          <table:table-cell office:value-type="float" office:value="0.373737373737374" calcext:value-type="float">
            <text:p>0,37373737373737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echEng</text:p>
          </table:table-cell>
          <table:table-cell office:value-type="float" office:value="769" calcext:value-type="float">
            <text:p>769</text:p>
          </table:table-cell>
          <table:table-cell office:value-type="float" office:value="246" calcext:value-type="float">
            <text:p>246</text:p>
          </table:table-cell>
          <table:table-cell table:formula="of:=[.F11]/[.E11]" office:value-type="float" office:value="0.319895968790637" calcext:value-type="float">
            <text:p>0,319895968790637</text:p>
          </table:table-cell>
          <table:table-cell table:formula="of:=252+293" office:value-type="float" office:value="545" calcext:value-type="float">
            <text:p>545</text:p>
          </table:table-cell>
          <table:table-cell table:formula="of:=104+148" office:value-type="float" office:value="252" calcext:value-type="float">
            <text:p>252</text:p>
          </table:table-cell>
          <table:table-cell table:formula="of:=[.I11]/[.H11]" office:value-type="float" office:value="0.462385321100917" calcext:value-type="float">
            <text:p>0,462385321100917</text:p>
          </table:table-cell>
          <table:table-cell table:number-columns-repeated="2"/>
          <table:table-cell office:value-type="string" calcext:value-type="string">
            <text:p>ElectricalEng and CS</text:p>
          </table:table-cell>
          <table:table-cell office:value-type="float" office:value="0.374149659863946" calcext:value-type="float">
            <text:p>0,37414965986394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S and engineering</text:p>
          </table:table-cell>
          <table:table-cell office:value-type="float" office:value="594" calcext:value-type="float">
            <text:p>594</text:p>
          </table:table-cell>
          <table:table-cell office:value-type="float" office:value="222" calcext:value-type="float">
            <text:p>222</text:p>
          </table:table-cell>
          <table:table-cell table:formula="of:=[.F12]/[.E12]" office:value-type="float" office:value="0.373737373737374" calcext:value-type="float">
            <text:p>0,373737373737374</text:p>
          </table:table-cell>
          <table:table-cell office:value-type="float" office:value="594" calcext:value-type="float">
            <text:p>594</text:p>
          </table:table-cell>
          <table:table-cell office:value-type="float" office:value="222" calcext:value-type="float">
            <text:p>222</text:p>
          </table:table-cell>
          <table:table-cell table:formula="of:=[.I12]/[.H12]" office:value-type="float" office:value="0.373737373737374" calcext:value-type="float">
            <text:p>0,373737373737374</text:p>
          </table:table-cell>
          <table:table-cell table:number-columns-repeated="2"/>
          <table:table-cell office:value-type="string" calcext:value-type="string">
            <text:p>MathsCS</text:p>
          </table:table-cell>
          <table:table-cell office:value-type="float" office:value="0.397727272727273" calcext:value-type="float">
            <text:p>0,39772727272727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lectricalEng and CS</text:p>
          </table:table-cell>
          <table:table-cell office:value-type="float" office:value="441" calcext:value-type="float">
            <text:p>441</text:p>
          </table:table-cell>
          <table:table-cell office:value-type="float" office:value="165" calcext:value-type="float">
            <text:p>165</text:p>
          </table:table-cell>
          <table:table-cell table:formula="of:=[.F13]/[.E13]" office:value-type="float" office:value="0.374149659863946" calcext:value-type="float">
            <text:p>0,374149659863946</text:p>
          </table:table-cell>
          <table:table-cell office:value-type="float" office:value="441" calcext:value-type="float">
            <text:p>441</text:p>
          </table:table-cell>
          <table:table-cell office:value-type="float" office:value="165" calcext:value-type="float">
            <text:p>165</text:p>
          </table:table-cell>
          <table:table-cell table:formula="of:=[.I13]/[.H13]" office:value-type="float" office:value="0.374149659863946" calcext:value-type="float">
            <text:p>0,374149659863946</text:p>
          </table:table-cell>
          <table:table-cell table:number-columns-repeated="2"/>
          <table:table-cell office:value-type="string" calcext:value-type="string">
            <text:p>Econ</text:p>
          </table:table-cell>
          <table:table-cell office:value-type="float" office:value="0.433333333333333" calcext:value-type="float">
            <text:p>0,43333333333333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hemistry</text:p>
          </table:table-cell>
          <table:table-cell office:value-type="float" office:value="286" calcext:value-type="float">
            <text:p>286</text:p>
          </table:table-cell>
          <table:table-cell office:value-type="float" office:value="110" calcext:value-type="float">
            <text:p>110</text:p>
          </table:table-cell>
          <table:table-cell table:formula="of:=[.F14]/[.E14]" office:value-type="float" office:value="0.384615384615385" calcext:value-type="float">
            <text:p>0,384615384615385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table:formula="of:=[.I14]/[.H14]" office:value-type="float" office:value="0.58" calcext:value-type="float">
            <text:p>0,58</text:p>
          </table:table-cell>
          <table:table-cell table:number-columns-repeated="2"/>
          <table:table-cell office:value-type="string" calcext:value-type="string">
            <text:p>Humanities</text:p>
          </table:table-cell>
          <table:table-cell office:value-type="float" office:value="0.450980392156863" calcext:value-type="float">
            <text:p>0,45098039215686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thsCS</text:p>
          </table:table-cell>
          <table:table-cell office:value-type="float" office:value="88" calcext:value-type="float">
            <text:p>88</text:p>
          </table:table-cell>
          <table:table-cell office:value-type="float" office:value="35" calcext:value-type="float">
            <text:p>35</text:p>
          </table:table-cell>
          <table:table-cell table:formula="of:=[.F15]/[.E15]" office:value-type="float" office:value="0.397727272727273" calcext:value-type="float">
            <text:p>0,397727272727273</text:p>
          </table:table-cell>
          <table:table-cell office:value-type="float" office:value="88" calcext:value-type="float">
            <text:p>88</text:p>
          </table:table-cell>
          <table:table-cell office:value-type="float" office:value="35" calcext:value-type="float">
            <text:p>35</text:p>
          </table:table-cell>
          <table:table-cell table:formula="of:=[.I15]/[.H15]" office:value-type="float" office:value="0.397727272727273" calcext:value-type="float">
            <text:p>0,397727272727273</text:p>
          </table:table-cell>
          <table:table-cell table:number-columns-repeated="2"/>
          <table:table-cell office:value-type="string" calcext:value-type="string">
            <text:p>MechEng</text:p>
          </table:table-cell>
          <table:table-cell office:value-type="float" office:value="0.462385321100917" calcext:value-type="float">
            <text:p>0,46238532110091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ealth sciences</text:p>
          </table:table-cell>
          <table:table-cell office:value-type="float" office:value="286" calcext:value-type="float">
            <text:p>286</text:p>
          </table:table-cell>
          <table:table-cell office:value-type="float" office:value="115" calcext:value-type="float">
            <text:p>115</text:p>
          </table:table-cell>
          <table:table-cell table:formula="of:=[.F16]/[.E16]" office:value-type="float" office:value="0.402097902097902" calcext:value-type="float">
            <text:p>0,402097902097902</text:p>
          </table:table-cell>
          <table:table-cell table:number-columns-repeated="2"/>
          <table:table-cell table:formula="of:=[.I16]/[.H16]" office:value-type="string" office:string-value="" calcext:value-type="error">
            <text:p>#DIV/0!</text:p>
          </table:table-cell>
          <table:table-cell table:number-columns-repeated="2"/>
          <table:table-cell office:value-type="string" calcext:value-type="string">
            <text:p>ChemEng</text:p>
          </table:table-cell>
          <table:table-cell office:value-type="float" office:value="0.574074074074074" calcext:value-type="float">
            <text:p>0,57407407407407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hemEng</text:p>
          </table:table-cell>
          <table:table-cell office:value-type="float" office:value="341" calcext:value-type="float">
            <text:p>341</text:p>
          </table:table-cell>
          <table:table-cell office:value-type="float" office:value="138" calcext:value-type="float">
            <text:p>138</text:p>
          </table:table-cell>
          <table:table-cell table:formula="of:=[.F17]/[.E17]" office:value-type="float" office:value="0.404692082111437" calcext:value-type="float">
            <text:p>0,404692082111437</text:p>
          </table:table-cell>
          <table:table-cell office:value-type="float" office:value="108" calcext:value-type="float">
            <text:p>108</text:p>
          </table:table-cell>
          <table:table-cell office:value-type="float" office:value="62" calcext:value-type="float">
            <text:p>62</text:p>
          </table:table-cell>
          <table:table-cell table:formula="of:=[.I17]/[.H17]" office:value-type="float" office:value="0.574074074074074" calcext:value-type="float">
            <text:p>0,574074074074074</text:p>
          </table:table-cell>
          <table:table-cell table:number-columns-repeated="2"/>
          <table:table-cell office:value-type="string" calcext:value-type="string">
            <text:p>Chemistry</text:p>
          </table:table-cell>
          <table:table-cell office:value-type="float" office:value="0.58" calcext:value-type="float">
            <text:p>0,5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arth sciences</text:p>
          </table:table-cell>
          <table:table-cell office:value-type="float" office:value="100" calcext:value-type="float">
            <text:p>100</text:p>
          </table:table-cell>
          <table:table-cell office:value-type="float" office:value="48" calcext:value-type="float">
            <text:p>48</text:p>
          </table:table-cell>
          <table:table-cell table:formula="of:=[.F18]/[.E18]" office:value-type="float" office:value="0.48" calcext:value-type="float">
            <text:p>0,48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formula="of:=[.I18]/[.H18]" office:value-type="float" office:value="0.8" calcext:value-type="float">
            <text:p>0,8</text:p>
          </table:table-cell>
          <table:table-cell table:number-columns-repeated="2"/>
          <table:table-cell office:value-type="string" calcext:value-type="string">
            <text:p>CS and molecular bio</text:p>
          </table:table-cell>
          <table:table-cell office:value-type="float" office:value="0.674698795180723" calcext:value-type="float">
            <text:p>0,67469879518072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rchitecture</text:p>
          </table:table-cell>
          <table:table-cell office:value-type="float" office:value="235" calcext:value-type="float">
            <text:p>235</text:p>
          </table:table-cell>
          <table:table-cell office:value-type="float" office:value="121" calcext:value-type="float">
            <text:p>121</text:p>
          </table:table-cell>
          <table:table-cell table:formula="of:=[.F19]/[.E19]" office:value-type="float" office:value="0.514893617021277" calcext:value-type="float">
            <text:p>0,51489361702127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table:formula="of:=[.I19]/[.H19]" office:value-type="float" office:value="0.72" calcext:value-type="float">
            <text:p>0,72</text:p>
          </table:table-cell>
          <table:table-cell table:number-columns-repeated="2"/>
          <table:table-cell office:value-type="string" calcext:value-type="string">
            <text:p>BioEngineering</text:p>
          </table:table-cell>
          <table:table-cell office:value-type="float" office:value="0.695364238410596" calcext:value-type="float">
            <text:p>0,69536423841059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iology</text:p>
          </table:table-cell>
          <table:table-cell office:value-type="float" office:value="348" calcext:value-type="float">
            <text:p>348</text:p>
          </table:table-cell>
          <table:table-cell office:value-type="float" office:value="188" calcext:value-type="float">
            <text:p>188</text:p>
          </table:table-cell>
          <table:table-cell table:formula="of:=[.F20]/[.E20]" office:value-type="float" office:value="0.540229885057471" calcext:value-type="float">
            <text:p>0,540229885057471</text:p>
          </table:table-cell>
          <table:table-cell office:value-type="float" office:value="87" calcext:value-type="float">
            <text:p>87</text:p>
          </table:table-cell>
          <table:table-cell office:value-type="float" office:value="65" calcext:value-type="float">
            <text:p>65</text:p>
          </table:table-cell>
          <table:table-cell table:formula="of:=[.I20]/[.H20]" office:value-type="float" office:value="0.747126436781609" calcext:value-type="float">
            <text:p>0,747126436781609</text:p>
          </table:table-cell>
          <table:table-cell table:number-columns-repeated="2"/>
          <table:table-cell office:value-type="string" calcext:value-type="string">
            <text:p>Architecture</text:p>
          </table:table-cell>
          <table:table-cell office:value-type="float" office:value="0.72" calcext:value-type="float">
            <text:p>0,7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umanities</text:p>
          </table:table-cell>
          <table:table-cell table:formula="of:=337-130" office:value-type="float" office:value="207" calcext:value-type="float">
            <text:p>207</text:p>
          </table:table-cell>
          <table:table-cell table:formula="of:=176-46" office:value-type="float" office:value="130" calcext:value-type="float">
            <text:p>130</text:p>
          </table:table-cell>
          <table:table-cell table:formula="of:=[.F21]/[.E21]" office:value-type="float" office:value="0.628019323671498" calcext:value-type="float">
            <text:p>0,628019323671498</text:p>
          </table:table-cell>
          <table:table-cell table:formula="of:=81-30" office:value-type="float" office:value="51" calcext:value-type="float">
            <text:p>51</text:p>
          </table:table-cell>
          <table:table-cell table:formula="of:=36-13" office:value-type="float" office:value="23" calcext:value-type="float">
            <text:p>23</text:p>
          </table:table-cell>
          <table:table-cell table:formula="of:=[.I21]/[.H21]" office:value-type="float" office:value="0.450980392156863" calcext:value-type="float">
            <text:p>0,450980392156863</text:p>
          </table:table-cell>
          <table:table-cell table:number-columns-repeated="2"/>
          <table:table-cell office:value-type="string" calcext:value-type="string">
            <text:p>Biology</text:p>
          </table:table-cell>
          <table:table-cell office:value-type="float" office:value="0.747126436781609" calcext:value-type="float">
            <text:p>0,74712643678160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S and molecular bio</text:p>
          </table:table-cell>
          <table:table-cell office:value-type="float" office:value="83" calcext:value-type="float">
            <text:p>83</text:p>
          </table:table-cell>
          <table:table-cell office:value-type="float" office:value="56" calcext:value-type="float">
            <text:p>56</text:p>
          </table:table-cell>
          <table:table-cell table:formula="of:=[.F22]/[.E22]" office:value-type="float" office:value="0.674698795180723" calcext:value-type="float">
            <text:p>0,674698795180723</text:p>
          </table:table-cell>
          <table:table-cell office:value-type="float" office:value="83" calcext:value-type="float">
            <text:p>83</text:p>
          </table:table-cell>
          <table:table-cell office:value-type="float" office:value="56" calcext:value-type="float">
            <text:p>56</text:p>
          </table:table-cell>
          <table:table-cell table:formula="of:=[.I22]/[.H22]" office:value-type="float" office:value="0.674698795180723" calcext:value-type="float">
            <text:p>0,674698795180723</text:p>
          </table:table-cell>
          <table:table-cell table:number-columns-repeated="2"/>
          <table:table-cell office:value-type="string" calcext:value-type="string">
            <text:p>Earth sciences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ioEngineering</text:p>
          </table:table-cell>
          <table:table-cell office:value-type="float" office:value="228" calcext:value-type="float">
            <text:p>228</text:p>
          </table:table-cell>
          <table:table-cell office:value-type="float" office:value="161" calcext:value-type="float">
            <text:p>161</text:p>
          </table:table-cell>
          <table:table-cell table:formula="of:=[.F23]/[.E23]" office:value-type="float" office:value="0.706140350877193" calcext:value-type="float">
            <text:p>0,706140350877193</text:p>
          </table:table-cell>
          <table:table-cell office:value-type="float" office:value="151" calcext:value-type="float">
            <text:p>151</text:p>
          </table:table-cell>
          <table:table-cell office:value-type="float" office:value="105" calcext:value-type="float">
            <text:p>105</text:p>
          </table:table-cell>
          <table:table-cell table:formula="of:=[.I23]/[.H23]" office:value-type="float" office:value="0.695364238410596" calcext:value-type="float">
            <text:p>0,695364238410596</text:p>
          </table:table-cell>
          <table:table-cell table:number-columns-repeated="4"/>
        </table:table-row>
      </table:table>
      <table:table table:name="Hoja2" table:style-name="ta1">
        <table:shapes>
          <draw:frame draw:z-index="0" draw:style-name="gr1" draw:text-style-name="P1" svg:width="159.99mm" svg:height="131.55mm" svg:x="318.74mm" svg:y="11.61mm">
            <loext:p draw:notify-on-update-of-ranges="Hoja2.A3:Hoja2.A3 Hoja2.A4:Hoja2.A19 Hoja2.F3:Hoja2.F3 Hoja2.F4:Hoja2.F19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159.99mm" svg:height="168.93mm" svg:x="231.34mm" svg:y="29.75mm">
            <loext:p draw:notify-on-update-of-ranges="Hoja2.B25:Hoja2.B25 Hoja2.B26:Hoja2.B41 Hoja2.H25:Hoja2.H25 Hoja2.H26:Hoja2.H41 Hoja2.I25:Hoja2.I25 Hoja2.I26:Hoja2.I41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table:formula="of:=SUM([.B3:.B18])" office:value-type="float" office:value="99.9" calcext:value-type="float">
            <text:p>99,9</text:p>
          </table:table-cell>
          <table:table-cell table:formula="of:=SUM([.C3:.C18])" office:value-type="float" office:value="100.1" calcext:value-type="float">
            <text:p>100,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tech</text:p>
          </table:table-cell>
          <table:table-cell office:value-type="float" office:value="9" calcext:value-type="float">
            <text:p>9</text:p>
          </table:table-cell>
          <table:table-cell office:value-type="float" office:value="4.5" calcext:value-type="float">
            <text:p>4,5</text:p>
          </table:table-cell>
          <table:table-cell table:formula="of:=[.B3]*[.$B$20]/100" office:value-type="float" office:value="1.566" calcext:value-type="float">
            <text:p>1,566</text:p>
          </table:table-cell>
          <table:table-cell table:formula="of:=[.C3]*[.$C$20]/100" office:value-type="float" office:value="0.63" calcext:value-type="float">
            <text:p>0,63</text:p>
          </table:table-cell>
          <table:table-cell table:style-name="ce1" table:formula="of:=[.E3]/([.D3]+[.E3])" office:value-type="percentage" office:value="0.286885245901639" calcext:value-type="percentage">
            <text:p>28,69 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ng</text:p>
          </table:table-cell>
          <table:table-cell office:value-type="float" office:value="8" calcext:value-type="float">
            <text:p>8</text:p>
          </table:table-cell>
          <table:table-cell office:value-type="float" office:value="4.1" calcext:value-type="float">
            <text:p>4,1</text:p>
          </table:table-cell>
          <table:table-cell table:formula="of:=[.B4]*[.$B$20]/100" office:value-type="float" office:value="1.392" calcext:value-type="float">
            <text:p>1,392</text:p>
          </table:table-cell>
          <table:table-cell table:formula="of:=[.C4]*[.$C$20]/100" office:value-type="float" office:value="0.574" calcext:value-type="float">
            <text:p>0,574</text:p>
          </table:table-cell>
          <table:table-cell table:style-name="ce1" table:formula="of:=[.E4]/([.D4]+[.E4])" office:value-type="percentage" office:value="0.291963377416073" calcext:value-type="percentage">
            <text:p>29,20 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aw</text:p>
          </table:table-cell>
          <table:table-cell office:value-type="float" office:value="0.9" calcext:value-type="float">
            <text:p>0,9</text:p>
          </table:table-cell>
          <table:table-cell office:value-type="float" office:value="0.5" calcext:value-type="float">
            <text:p>0,5</text:p>
          </table:table-cell>
          <table:table-cell table:formula="of:=[.B5]*[.$B$20]/100" office:value-type="float" office:value="0.1566" calcext:value-type="float">
            <text:p>0,1566</text:p>
          </table:table-cell>
          <table:table-cell table:formula="of:=[.C5]*[.$C$20]/100" office:value-type="float" office:value="0.07" calcext:value-type="float">
            <text:p>0,07</text:p>
          </table:table-cell>
          <table:table-cell table:style-name="ce1" table:formula="of:=[.E5]/([.D5]+[.E5])" office:value-type="percentage" office:value="0.30891438658429" calcext:value-type="percentage">
            <text:p>30,89 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business</text:p>
          </table:table-cell>
          <table:table-cell office:value-type="float" office:value="2.3" calcext:value-type="float">
            <text:p>2,3</text:p>
          </table:table-cell>
          <table:table-cell office:value-type="float" office:value="1.4" calcext:value-type="float">
            <text:p>1,4</text:p>
          </table:table-cell>
          <table:table-cell table:formula="of:=[.B6]*[.$B$20]/100" office:value-type="float" office:value="0.4002" calcext:value-type="float">
            <text:p>0,4002</text:p>
          </table:table-cell>
          <table:table-cell table:formula="of:=[.C6]*[.$C$20]/100" office:value-type="float" office:value="0.196" calcext:value-type="float">
            <text:p>0,196</text:p>
          </table:table-cell>
          <table:table-cell table:style-name="ce1" table:formula="of:=[.E6]/([.D6]+[.E6])" office:value-type="percentage" office:value="0.328748742032875" calcext:value-type="percentage">
            <text:p>32,87 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tech</text:p>
          </table:table-cell>
          <table:table-cell office:value-type="float" office:value="0.6" calcext:value-type="float">
            <text:p>0,6</text:p>
          </table:table-cell>
          <table:table-cell office:value-type="float" office:value="0.4" calcext:value-type="float">
            <text:p>0,4</text:p>
          </table:table-cell>
          <table:table-cell table:formula="of:=[.B7]*[.$B$20]/100" office:value-type="float" office:value="0.1044" calcext:value-type="float">
            <text:p>0,1044</text:p>
          </table:table-cell>
          <table:table-cell table:formula="of:=[.C7]*[.$C$20]/100" office:value-type="float" office:value="0.056" calcext:value-type="float">
            <text:p>0,056</text:p>
          </table:table-cell>
          <table:table-cell table:style-name="ce1" table:formula="of:=[.E7]/([.D7]+[.E7])" office:value-type="percentage" office:value="0.349127182044888" calcext:value-type="percentage">
            <text:p>34,91 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ngineering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table:formula="of:=[.B8]*[.$B$20]/100" office:value-type="float" office:value="0.0522" calcext:value-type="float">
            <text:p>0,0522</text:p>
          </table:table-cell>
          <table:table-cell table:formula="of:=[.C8]*[.$C$20]/100" office:value-type="float" office:value="0.028" calcext:value-type="float">
            <text:p>0,028</text:p>
          </table:table-cell>
          <table:table-cell table:style-name="ce1" table:formula="of:=[.E8]/([.D8]+[.E8])" office:value-type="percentage" office:value="0.349127182044888" calcext:value-type="percentage">
            <text:p>34,91 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ther</text:p>
          </table:table-cell>
          <table:table-cell office:value-type="float" office:value="20.2" calcext:value-type="float">
            <text:p>20,2</text:p>
          </table:table-cell>
          <table:table-cell office:value-type="float" office:value="15" calcext:value-type="float">
            <text:p>15</text:p>
          </table:table-cell>
          <table:table-cell table:formula="of:=[.B9]*[.$B$20]/100" office:value-type="float" office:value="3.5148" calcext:value-type="float">
            <text:p>3,5148</text:p>
          </table:table-cell>
          <table:table-cell table:formula="of:=[.C9]*[.$C$20]/100" office:value-type="float" office:value="2.1" calcext:value-type="float">
            <text:p>2,1</text:p>
          </table:table-cell>
          <table:table-cell table:style-name="ce1" table:formula="of:=[.E9]/([.D9]+[.E9])" office:value-type="percentage" office:value="0.374011540927549" calcext:value-type="percentage">
            <text:p>37,40 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computer</text:p>
          </table:table-cell>
          <table:table-cell office:value-type="float" office:value="0.9" calcext:value-type="float">
            <text:p>0,9</text:p>
          </table:table-cell>
          <table:table-cell office:value-type="float" office:value="0.8" calcext:value-type="float">
            <text:p>0,8</text:p>
          </table:table-cell>
          <table:table-cell table:formula="of:=[.B10]*[.$B$20]/100" office:value-type="float" office:value="0.1566" calcext:value-type="float">
            <text:p>0,1566</text:p>
          </table:table-cell>
          <table:table-cell table:formula="of:=[.C10]*[.$C$20]/100" office:value-type="float" office:value="0.112" calcext:value-type="float">
            <text:p>0,112</text:p>
          </table:table-cell>
          <table:table-cell table:style-name="ce1" table:formula="of:=[.E10]/([.D10]+[.E10])" office:value-type="percentage" office:value="0.416976917349218" calcext:value-type="percentage">
            <text:p>41,70 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 Commerce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formula="of:=[.B11]*[.$B$20]/100" office:value-type="float" office:value="2.088" calcext:value-type="float">
            <text:p>2,088</text:p>
          </table:table-cell>
          <table:table-cell table:formula="of:=[.C11]*[.$C$20]/100" office:value-type="float" office:value="1.54" calcext:value-type="float">
            <text:p>1,54</text:p>
          </table:table-cell>
          <table:table-cell table:style-name="ce1" table:formula="of:=[.E11]/([.D11]+[.E11])" office:value-type="percentage" office:value="0.424476295479603" calcext:value-type="percentage">
            <text:p>42,45 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medicine</text:p>
          </table:table-cell>
          <table:table-cell table:number-columns-repeated="2" office:value-type="float" office:value="0.5" calcext:value-type="float">
            <text:p>0,5</text:p>
          </table:table-cell>
          <table:table-cell table:formula="of:=[.B12]*[.$B$20]/100" office:value-type="float" office:value="0.087" calcext:value-type="float">
            <text:p>0,087</text:p>
          </table:table-cell>
          <table:table-cell table:formula="of:=[.C12]*[.$C$20]/100" office:value-type="float" office:value="0.07" calcext:value-type="float">
            <text:p>0,07</text:p>
          </table:table-cell>
          <table:table-cell table:style-name="ce1" table:formula="of:=[.E12]/([.D12]+[.E12])" office:value-type="percentage" office:value="0.445859872611465" calcext:value-type="percentage">
            <text:p>44,59 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sc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B13]*[.$B$20]/100" office:value-type="float" office:value="1.74" calcext:value-type="float">
            <text:p>1,74</text:p>
          </table:table-cell>
          <table:table-cell table:formula="of:=[.C13]*[.$C$20]/100" office:value-type="float" office:value="1.68" calcext:value-type="float">
            <text:p>1,68</text:p>
          </table:table-cell>
          <table:table-cell table:style-name="ce1" table:formula="of:=[.E13]/([.D13]+[.E13])" office:value-type="percentage" office:value="0.491228070175439" calcext:value-type="percentage">
            <text:p>49,12 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table:formula="of:=[.B14]*[.$B$20]/100" office:value-type="float" office:value="4.872" calcext:value-type="float">
            <text:p>4,872</text:p>
          </table:table-cell>
          <table:table-cell table:formula="of:=[.C14]*[.$C$20]/100" office:value-type="float" office:value="5.32" calcext:value-type="float">
            <text:p>5,32</text:p>
          </table:table-cell>
          <table:table-cell table:style-name="ce1" table:formula="of:=[.E14]/([.D14]+[.E14])" office:value-type="percentage" office:value="0.521978021978022" calcext:value-type="percentage">
            <text:p>52,20 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sc</text:p>
          </table:table-cell>
          <table:table-cell office:value-type="float" office:value="1.6" calcext:value-type="float">
            <text:p>1,6</text:p>
          </table:table-cell>
          <table:table-cell office:value-type="float" office:value="2.3" calcext:value-type="float">
            <text:p>2,3</text:p>
          </table:table-cell>
          <table:table-cell table:formula="of:=[.B15]*[.$B$20]/100" office:value-type="float" office:value="0.2784" calcext:value-type="float">
            <text:p>0,2784</text:p>
          </table:table-cell>
          <table:table-cell table:formula="of:=[.C15]*[.$C$20]/100" office:value-type="float" office:value="0.322" calcext:value-type="float">
            <text:p>0,322</text:p>
          </table:table-cell>
          <table:table-cell table:style-name="ce1" table:formula="of:=[.E15]/([.D15]+[.E15])" office:value-type="percentage" office:value="0.536309127248501" calcext:value-type="percentage">
            <text:p>53,63 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commerce</text:p>
          </table:table-cell>
          <table:table-cell office:value-type="float" office:value="0.8" calcext:value-type="float">
            <text:p>0,8</text:p>
          </table:table-cell>
          <table:table-cell office:value-type="float" office:value="1.2" calcext:value-type="float">
            <text:p>1,2</text:p>
          </table:table-cell>
          <table:table-cell table:formula="of:=[.B16]*[.$B$20]/100" office:value-type="float" office:value="0.1392" calcext:value-type="float">
            <text:p>0,1392</text:p>
          </table:table-cell>
          <table:table-cell table:formula="of:=[.C16]*[.$C$20]/100" office:value-type="float" office:value="0.168" calcext:value-type="float">
            <text:p>0,168</text:p>
          </table:table-cell>
          <table:table-cell table:style-name="ce1" table:formula="of:=[.E16]/([.D16]+[.E16])" office:value-type="percentage" office:value="0.546875" calcext:value-type="percentage">
            <text:p>54,69 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</text:p>
          </table:table-cell>
          <table:table-cell office:value-type="float" office:value="3.5" calcext:value-type="float">
            <text:p>3,5</text:p>
          </table:table-cell>
          <table:table-cell office:value-type="float" office:value="5.4" calcext:value-type="float">
            <text:p>5,4</text:p>
          </table:table-cell>
          <table:table-cell table:formula="of:=[.B17]*[.$B$20]/100" office:value-type="float" office:value="0.609" calcext:value-type="float">
            <text:p>0,609</text:p>
          </table:table-cell>
          <table:table-cell table:formula="of:=[.C17]*[.$C$20]/100" office:value-type="float" office:value="0.756" calcext:value-type="float">
            <text:p>0,756</text:p>
          </table:table-cell>
          <table:table-cell table:style-name="ce1" table:formula="of:=[.E17]/([.D17]+[.E17])" office:value-type="percentage" office:value="0.553846153846154" calcext:value-type="percentage">
            <text:p>55,38 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ducation</text:p>
          </table:table-cell>
          <table:table-cell office:value-type="float" office:value="1.3" calcext:value-type="float">
            <text:p>1,3</text:p>
          </table:table-cell>
          <table:table-cell office:value-type="float" office:value="2.8" calcext:value-type="float">
            <text:p>2,8</text:p>
          </table:table-cell>
          <table:table-cell table:formula="of:=[.B18]*[.$B$20]/100" office:value-type="float" office:value="0.2262" calcext:value-type="float">
            <text:p>0,2262</text:p>
          </table:table-cell>
          <table:table-cell table:formula="of:=[.C18]*[.$C$20]/100" office:value-type="float" office:value="0.392" calcext:value-type="float">
            <text:p>0,392</text:p>
          </table:table-cell>
          <table:table-cell table:style-name="ce1" table:formula="of:=[.E18]/([.D18]+[.E18])" office:value-type="percentage" office:value="0.634098997088321" calcext:value-type="percentage">
            <text:p>63,41 %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rac male</text:p>
          </table:table-cell>
          <table:table-cell office:value-type="string" calcext:value-type="string">
            <text:p>Frac female</text:p>
          </table:table-cell>
          <table:table-cell office:value-type="string" calcext:value-type="string">
            <text:p>Males</text:p>
          </table:table-cell>
          <table:table-cell office:value-type="string" calcext:value-type="string">
            <text:p>Females</text:p>
          </table:table-cell>
          <table:table-cell office:value-type="string" calcext:value-type="string">
            <text:p>Rati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males</text:p>
          </table:table-cell>
          <table:table-cell office:value-type="float" office:value="17.4" calcext:value-type="float">
            <text:p>17,4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 table:number-rows-repeated="4">
          <table:table-cell table:number-columns-repeated="9"/>
        </table:table-row>
        <table:table-row table:style-name="ro1">
          <table:table-cell/>
          <table:table-cell office:value-type="string" calcext:value-type="string">
            <text:p>Studies</text:p>
          </table:table-cell>
          <table:table-cell table:number-columns-repeated="5"/>
          <table:table-cell office:value-type="string" calcext:value-type="string">
            <text:p>Male career choice</text:p>
          </table:table-cell>
          <table:table-cell office:value-type="string" calcext:value-type="string">
            <text:p>Female career choice</text:p>
          </table:table-cell>
        </table:table-row>
        <table:table-row table:style-name="ro1">
          <table:table-cell/>
          <table:table-cell office:value-type="string" calcext:value-type="string">
            <text:p>Mengineering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table:formula="of:=[.C26]*[.$B$20]/100" office:value-type="float" office:value="0.0522" calcext:value-type="float">
            <text:p>0,0522</text:p>
          </table:table-cell>
          <table:table-cell table:formula="of:=[.D26]*[.$C$20]/100" office:value-type="float" office:value="0.028" calcext:value-type="float">
            <text:p>0,028</text:p>
          </table:table-cell>
          <table:table-cell table:style-name="ce1" table:formula="of:=[.F26]/([.E26]+[.F26])" office:value-type="percentage" office:value="0.349127182044888" calcext:value-type="percentage">
            <text:p>34,91 %</text:p>
          </table:table-cell>
          <table:table-cell table:style-name="ce1" table:formula="of:=[.E26]/[.$E$44]" office:value-type="percentage" office:value="0.00301204819277108" calcext:value-type="percentage">
            <text:p>0,30 %</text:p>
          </table:table-cell>
          <table:table-cell table:style-name="ce1" table:formula="of:=[.F26]/SUM([.$F$27:.$F$42])" office:value-type="percentage" office:value="0.002002002002002" calcext:value-type="percentage">
            <text:p>0,20 %</text:p>
          </table:table-cell>
        </table:table-row>
        <table:table-row table:style-name="ro1">
          <table:table-cell/>
          <table:table-cell office:value-type="string" calcext:value-type="string">
            <text:p>Mtech</text:p>
          </table:table-cell>
          <table:table-cell office:value-type="float" office:value="0.6" calcext:value-type="float">
            <text:p>0,6</text:p>
          </table:table-cell>
          <table:table-cell office:value-type="float" office:value="0.4" calcext:value-type="float">
            <text:p>0,4</text:p>
          </table:table-cell>
          <table:table-cell table:formula="of:=[.C27]*[.$B$20]/100" office:value-type="float" office:value="0.1044" calcext:value-type="float">
            <text:p>0,1044</text:p>
          </table:table-cell>
          <table:table-cell table:formula="of:=[.D27]*[.$C$20]/100" office:value-type="float" office:value="0.056" calcext:value-type="float">
            <text:p>0,056</text:p>
          </table:table-cell>
          <table:table-cell table:style-name="ce1" table:formula="of:=[.F27]/([.E27]+[.F27])" office:value-type="percentage" office:value="0.349127182044888" calcext:value-type="percentage">
            <text:p>34,91 %</text:p>
          </table:table-cell>
          <table:table-cell table:style-name="ce1" table:formula="of:=[.E27]/[.$E$44]" office:value-type="percentage" office:value="0.00602409638554217" calcext:value-type="percentage">
            <text:p>0,60 %</text:p>
          </table:table-cell>
          <table:table-cell table:style-name="ce1" table:formula="of:=[.F27]/SUM([.$F$27:.$F$42])" office:value-type="percentage" office:value="0.004004004004004" calcext:value-type="percentage">
            <text:p>0,40 %</text:p>
          </table:table-cell>
        </table:table-row>
        <table:table-row table:style-name="ro1">
          <table:table-cell/>
          <table:table-cell office:value-type="string" calcext:value-type="string">
            <text:p>Blaw</text:p>
          </table:table-cell>
          <table:table-cell office:value-type="float" office:value="0.9" calcext:value-type="float">
            <text:p>0,9</text:p>
          </table:table-cell>
          <table:table-cell office:value-type="float" office:value="0.5" calcext:value-type="float">
            <text:p>0,5</text:p>
          </table:table-cell>
          <table:table-cell table:formula="of:=[.C28]*[.$B$20]/100" office:value-type="float" office:value="0.1566" calcext:value-type="float">
            <text:p>0,1566</text:p>
          </table:table-cell>
          <table:table-cell table:formula="of:=[.D28]*[.$C$20]/100" office:value-type="float" office:value="0.07" calcext:value-type="float">
            <text:p>0,07</text:p>
          </table:table-cell>
          <table:table-cell table:style-name="ce1" table:formula="of:=[.F28]/([.E28]+[.F28])" office:value-type="percentage" office:value="0.30891438658429" calcext:value-type="percentage">
            <text:p>30,89 %</text:p>
          </table:table-cell>
          <table:table-cell table:style-name="ce1" table:formula="of:=[.E28]/[.$E$44]" office:value-type="percentage" office:value="0.00903614457831325" calcext:value-type="percentage">
            <text:p>0,90 %</text:p>
          </table:table-cell>
          <table:table-cell table:style-name="ce1" table:formula="of:=[.F28]/SUM([.$F$27:.$F$42])" office:value-type="percentage" office:value="0.00500500500500501" calcext:value-type="percentage">
            <text:p>0,50 %</text:p>
          </table:table-cell>
        </table:table-row>
        <table:table-row table:style-name="ro1">
          <table:table-cell/>
          <table:table-cell office:value-type="string" calcext:value-type="string">
            <text:p>Bmedicine</text:p>
          </table:table-cell>
          <table:table-cell table:number-columns-repeated="2" office:value-type="float" office:value="0.5" calcext:value-type="float">
            <text:p>0,5</text:p>
          </table:table-cell>
          <table:table-cell table:formula="of:=[.C29]*[.$B$20]/100" office:value-type="float" office:value="0.087" calcext:value-type="float">
            <text:p>0,087</text:p>
          </table:table-cell>
          <table:table-cell table:formula="of:=[.D29]*[.$C$20]/100" office:value-type="float" office:value="0.07" calcext:value-type="float">
            <text:p>0,07</text:p>
          </table:table-cell>
          <table:table-cell table:style-name="ce1" table:formula="of:=[.F29]/([.E29]+[.F29])" office:value-type="percentage" office:value="0.445859872611465" calcext:value-type="percentage">
            <text:p>44,59 %</text:p>
          </table:table-cell>
          <table:table-cell table:style-name="ce1" table:formula="of:=[.E29]/[.$E$44]" office:value-type="percentage" office:value="0.00502008032128514" calcext:value-type="percentage">
            <text:p>0,50 %</text:p>
          </table:table-cell>
          <table:table-cell table:style-name="ce1" table:formula="of:=[.F29]/SUM([.$F$27:.$F$42])" office:value-type="percentage" office:value="0.00500500500500501" calcext:value-type="percentage">
            <text:p>0,50 %</text:p>
          </table:table-cell>
        </table:table-row>
        <table:table-row table:style-name="ro1">
          <table:table-cell/>
          <table:table-cell office:value-type="string" calcext:value-type="string">
            <text:p>Mcomputer</text:p>
          </table:table-cell>
          <table:table-cell office:value-type="float" office:value="0.9" calcext:value-type="float">
            <text:p>0,9</text:p>
          </table:table-cell>
          <table:table-cell office:value-type="float" office:value="0.8" calcext:value-type="float">
            <text:p>0,8</text:p>
          </table:table-cell>
          <table:table-cell table:formula="of:=[.C30]*[.$B$20]/100" office:value-type="float" office:value="0.1566" calcext:value-type="float">
            <text:p>0,1566</text:p>
          </table:table-cell>
          <table:table-cell table:formula="of:=[.D30]*[.$C$20]/100" office:value-type="float" office:value="0.112" calcext:value-type="float">
            <text:p>0,112</text:p>
          </table:table-cell>
          <table:table-cell table:style-name="ce1" table:formula="of:=[.F30]/([.E30]+[.F30])" office:value-type="percentage" office:value="0.416976917349218" calcext:value-type="percentage">
            <text:p>41,70 %</text:p>
          </table:table-cell>
          <table:table-cell table:style-name="ce1" table:formula="of:=[.E30]/[.$E$44]" office:value-type="percentage" office:value="0.00903614457831325" calcext:value-type="percentage">
            <text:p>0,90 %</text:p>
          </table:table-cell>
          <table:table-cell table:style-name="ce1" table:formula="of:=[.F30]/SUM([.$F$27:.$F$42])" office:value-type="percentage" office:value="0.00800800800800801" calcext:value-type="percentage">
            <text:p>0,80 %</text:p>
          </table:table-cell>
        </table:table-row>
        <table:table-row table:style-name="ro1">
          <table:table-cell/>
          <table:table-cell office:value-type="string" calcext:value-type="string">
            <text:p>Mcommerce</text:p>
          </table:table-cell>
          <table:table-cell office:value-type="float" office:value="0.8" calcext:value-type="float">
            <text:p>0,8</text:p>
          </table:table-cell>
          <table:table-cell office:value-type="float" office:value="1.2" calcext:value-type="float">
            <text:p>1,2</text:p>
          </table:table-cell>
          <table:table-cell table:formula="of:=[.C31]*[.$B$20]/100" office:value-type="float" office:value="0.1392" calcext:value-type="float">
            <text:p>0,1392</text:p>
          </table:table-cell>
          <table:table-cell table:formula="of:=[.D31]*[.$C$20]/100" office:value-type="float" office:value="0.168" calcext:value-type="float">
            <text:p>0,168</text:p>
          </table:table-cell>
          <table:table-cell table:style-name="ce1" table:formula="of:=[.F31]/([.E31]+[.F31])" office:value-type="percentage" office:value="0.546875" calcext:value-type="percentage">
            <text:p>54,69 %</text:p>
          </table:table-cell>
          <table:table-cell table:style-name="ce1" table:formula="of:=[.E31]/[.$E$44]" office:value-type="percentage" office:value="0.00803212851405623" calcext:value-type="percentage">
            <text:p>0,80 %</text:p>
          </table:table-cell>
          <table:table-cell table:style-name="ce1" table:formula="of:=[.F31]/SUM([.$F$27:.$F$42])" office:value-type="percentage" office:value="0.012012012012012" calcext:value-type="percentage">
            <text:p>1,20 %</text:p>
          </table:table-cell>
        </table:table-row>
        <table:table-row table:style-name="ro1">
          <table:table-cell/>
          <table:table-cell office:value-type="string" calcext:value-type="string">
            <text:p>Mbusiness</text:p>
          </table:table-cell>
          <table:table-cell office:value-type="float" office:value="2.3" calcext:value-type="float">
            <text:p>2,3</text:p>
          </table:table-cell>
          <table:table-cell office:value-type="float" office:value="1.4" calcext:value-type="float">
            <text:p>1,4</text:p>
          </table:table-cell>
          <table:table-cell table:formula="of:=[.C32]*[.$B$20]/100" office:value-type="float" office:value="0.4002" calcext:value-type="float">
            <text:p>0,4002</text:p>
          </table:table-cell>
          <table:table-cell table:formula="of:=[.D32]*[.$C$20]/100" office:value-type="float" office:value="0.196" calcext:value-type="float">
            <text:p>0,196</text:p>
          </table:table-cell>
          <table:table-cell table:style-name="ce1" table:formula="of:=[.F32]/([.E32]+[.F32])" office:value-type="percentage" office:value="0.328748742032875" calcext:value-type="percentage">
            <text:p>32,87 %</text:p>
          </table:table-cell>
          <table:table-cell table:style-name="ce1" table:formula="of:=[.E32]/[.$E$44]" office:value-type="percentage" office:value="0.0230923694779116" calcext:value-type="percentage">
            <text:p>2,31 %</text:p>
          </table:table-cell>
          <table:table-cell table:style-name="ce1" table:formula="of:=[.F32]/SUM([.$F$27:.$F$42])" office:value-type="percentage" office:value="0.014014014014014" calcext:value-type="percentage">
            <text:p>1,40 %</text:p>
          </table:table-cell>
        </table:table-row>
        <table:table-row table:style-name="ro1">
          <table:table-cell/>
          <table:table-cell office:value-type="string" calcext:value-type="string">
            <text:p>Msc</text:p>
          </table:table-cell>
          <table:table-cell office:value-type="float" office:value="1.6" calcext:value-type="float">
            <text:p>1,6</text:p>
          </table:table-cell>
          <table:table-cell office:value-type="float" office:value="2.3" calcext:value-type="float">
            <text:p>2,3</text:p>
          </table:table-cell>
          <table:table-cell table:formula="of:=[.C33]*[.$B$20]/100" office:value-type="float" office:value="0.2784" calcext:value-type="float">
            <text:p>0,2784</text:p>
          </table:table-cell>
          <table:table-cell table:formula="of:=[.D33]*[.$C$20]/100" office:value-type="float" office:value="0.322" calcext:value-type="float">
            <text:p>0,322</text:p>
          </table:table-cell>
          <table:table-cell table:style-name="ce1" table:formula="of:=[.F33]/([.E33]+[.F33])" office:value-type="percentage" office:value="0.536309127248501" calcext:value-type="percentage">
            <text:p>53,63 %</text:p>
          </table:table-cell>
          <table:table-cell table:style-name="ce1" table:formula="of:=[.E33]/[.$E$44]" office:value-type="percentage" office:value="0.0160642570281125" calcext:value-type="percentage">
            <text:p>1,61 %</text:p>
          </table:table-cell>
          <table:table-cell table:style-name="ce1" table:formula="of:=[.F33]/SUM([.$F$27:.$F$42])" office:value-type="percentage" office:value="0.023023023023023" calcext:value-type="percentage">
            <text:p>2,30 %</text:p>
          </table:table-cell>
        </table:table-row>
        <table:table-row table:style-name="ro1">
          <table:table-cell/>
          <table:table-cell office:value-type="string" calcext:value-type="string">
            <text:p>Beducation</text:p>
          </table:table-cell>
          <table:table-cell office:value-type="float" office:value="1.3" calcext:value-type="float">
            <text:p>1,3</text:p>
          </table:table-cell>
          <table:table-cell office:value-type="float" office:value="2.8" calcext:value-type="float">
            <text:p>2,8</text:p>
          </table:table-cell>
          <table:table-cell table:formula="of:=[.C34]*[.$B$20]/100" office:value-type="float" office:value="0.2262" calcext:value-type="float">
            <text:p>0,2262</text:p>
          </table:table-cell>
          <table:table-cell table:formula="of:=[.D34]*[.$C$20]/100" office:value-type="float" office:value="0.392" calcext:value-type="float">
            <text:p>0,392</text:p>
          </table:table-cell>
          <table:table-cell table:style-name="ce1" table:formula="of:=[.F34]/([.E34]+[.F34])" office:value-type="percentage" office:value="0.634098997088321" calcext:value-type="percentage">
            <text:p>63,41 %</text:p>
          </table:table-cell>
          <table:table-cell table:style-name="ce1" table:formula="of:=[.E34]/[.$E$44]" office:value-type="percentage" office:value="0.0130522088353414" calcext:value-type="percentage">
            <text:p>1,31 %</text:p>
          </table:table-cell>
          <table:table-cell table:style-name="ce1" table:formula="of:=[.F34]/SUM([.$F$27:.$F$42])" office:value-type="percentage" office:value="0.028028028028028" calcext:value-type="percentage">
            <text:p>2,80 %</text:p>
          </table:table-cell>
        </table:table-row>
        <table:table-row table:style-name="ro1">
          <table:table-cell/>
          <table:table-cell office:value-type="string" calcext:value-type="string">
            <text:p>Beng</text:p>
          </table:table-cell>
          <table:table-cell office:value-type="float" office:value="8" calcext:value-type="float">
            <text:p>8</text:p>
          </table:table-cell>
          <table:table-cell office:value-type="float" office:value="4.1" calcext:value-type="float">
            <text:p>4,1</text:p>
          </table:table-cell>
          <table:table-cell table:formula="of:=[.C35]*[.$B$20]/100" office:value-type="float" office:value="1.392" calcext:value-type="float">
            <text:p>1,392</text:p>
          </table:table-cell>
          <table:table-cell table:formula="of:=[.D35]*[.$C$20]/100" office:value-type="float" office:value="0.574" calcext:value-type="float">
            <text:p>0,574</text:p>
          </table:table-cell>
          <table:table-cell table:style-name="ce1" table:formula="of:=[.F35]/([.E35]+[.F35])" office:value-type="percentage" office:value="0.291963377416073" calcext:value-type="percentage">
            <text:p>29,20 %</text:p>
          </table:table-cell>
          <table:table-cell table:style-name="ce1" table:formula="of:=[.E35]/[.$E$44]" office:value-type="percentage" office:value="0.0803212851405623" calcext:value-type="percentage">
            <text:p>8,03 %</text:p>
          </table:table-cell>
          <table:table-cell table:style-name="ce1" table:formula="of:=[.F35]/SUM([.$F$27:.$F$42])" office:value-type="percentage" office:value="0.041041041041041" calcext:value-type="percentage">
            <text:p>4,10 %</text:p>
          </table:table-cell>
        </table:table-row>
        <table:table-row table:style-name="ro1">
          <table:table-cell/>
          <table:table-cell office:value-type="string" calcext:value-type="string">
            <text:p>Btech</text:p>
          </table:table-cell>
          <table:table-cell office:value-type="float" office:value="9" calcext:value-type="float">
            <text:p>9</text:p>
          </table:table-cell>
          <table:table-cell office:value-type="float" office:value="4.5" calcext:value-type="float">
            <text:p>4,5</text:p>
          </table:table-cell>
          <table:table-cell table:formula="of:=[.C36]*[.$B$20]/100" office:value-type="float" office:value="1.566" calcext:value-type="float">
            <text:p>1,566</text:p>
          </table:table-cell>
          <table:table-cell table:formula="of:=[.D36]*[.$C$20]/100" office:value-type="float" office:value="0.63" calcext:value-type="float">
            <text:p>0,63</text:p>
          </table:table-cell>
          <table:table-cell table:style-name="ce1" table:formula="of:=[.F36]/([.E36]+[.F36])" office:value-type="percentage" office:value="0.286885245901639" calcext:value-type="percentage">
            <text:p>28,69 %</text:p>
          </table:table-cell>
          <table:table-cell table:style-name="ce1" table:formula="of:=[.E36]/[.$E$44]" office:value-type="percentage" office:value="0.0903614457831325" calcext:value-type="percentage">
            <text:p>9,04 %</text:p>
          </table:table-cell>
          <table:table-cell table:style-name="ce1" table:formula="of:=[.F36]/SUM([.$F$27:.$F$42])" office:value-type="percentage" office:value="0.0450450450450451" calcext:value-type="percentage">
            <text:p>4,50 %</text:p>
          </table:table-cell>
        </table:table-row>
        <table:table-row table:style-name="ro1">
          <table:table-cell/>
          <table:table-cell office:value-type="string" calcext:value-type="string">
            <text:p>MA</text:p>
          </table:table-cell>
          <table:table-cell office:value-type="float" office:value="3.5" calcext:value-type="float">
            <text:p>3,5</text:p>
          </table:table-cell>
          <table:table-cell office:value-type="float" office:value="5.4" calcext:value-type="float">
            <text:p>5,4</text:p>
          </table:table-cell>
          <table:table-cell table:formula="of:=[.C37]*[.$B$20]/100" office:value-type="float" office:value="0.609" calcext:value-type="float">
            <text:p>0,609</text:p>
          </table:table-cell>
          <table:table-cell table:formula="of:=[.D37]*[.$C$20]/100" office:value-type="float" office:value="0.756" calcext:value-type="float">
            <text:p>0,756</text:p>
          </table:table-cell>
          <table:table-cell table:style-name="ce1" table:formula="of:=[.F37]/([.E37]+[.F37])" office:value-type="percentage" office:value="0.553846153846154" calcext:value-type="percentage">
            <text:p>55,38 %</text:p>
          </table:table-cell>
          <table:table-cell table:style-name="ce1" table:formula="of:=[.E37]/[.$E$44]" office:value-type="percentage" office:value="0.035140562248996" calcext:value-type="percentage">
            <text:p>3,51 %</text:p>
          </table:table-cell>
          <table:table-cell table:style-name="ce1" table:formula="of:=[.F37]/SUM([.$F$27:.$F$42])" office:value-type="percentage" office:value="0.0540540540540541" calcext:value-type="percentage">
            <text:p>5,41 %</text:p>
          </table:table-cell>
        </table:table-row>
        <table:table-row table:style-name="ro1">
          <table:table-cell/>
          <table:table-cell office:value-type="string" calcext:value-type="string">
            <text:p>B Commerce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formula="of:=[.C38]*[.$B$20]/100" office:value-type="float" office:value="2.088" calcext:value-type="float">
            <text:p>2,088</text:p>
          </table:table-cell>
          <table:table-cell table:formula="of:=[.D38]*[.$C$20]/100" office:value-type="float" office:value="1.54" calcext:value-type="float">
            <text:p>1,54</text:p>
          </table:table-cell>
          <table:table-cell table:style-name="ce1" table:formula="of:=[.F38]/([.E38]+[.F38])" office:value-type="percentage" office:value="0.424476295479603" calcext:value-type="percentage">
            <text:p>42,45 %</text:p>
          </table:table-cell>
          <table:table-cell table:style-name="ce1" table:formula="of:=[.E38]/[.$E$44]" office:value-type="percentage" office:value="0.120481927710843" calcext:value-type="percentage">
            <text:p>12,05 %</text:p>
          </table:table-cell>
          <table:table-cell table:style-name="ce1" table:formula="of:=[.F38]/SUM([.$F$27:.$F$42])" office:value-type="percentage" office:value="0.11011011011011" calcext:value-type="percentage">
            <text:p>11,01 %</text:p>
          </table:table-cell>
        </table:table-row>
        <table:table-row table:style-name="ro1">
          <table:table-cell/>
          <table:table-cell office:value-type="string" calcext:value-type="string">
            <text:p>Bsc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C39]*[.$B$20]/100" office:value-type="float" office:value="1.74" calcext:value-type="float">
            <text:p>1,74</text:p>
          </table:table-cell>
          <table:table-cell table:formula="of:=[.D39]*[.$C$20]/100" office:value-type="float" office:value="1.68" calcext:value-type="float">
            <text:p>1,68</text:p>
          </table:table-cell>
          <table:table-cell table:style-name="ce1" table:formula="of:=[.F39]/([.E39]+[.F39])" office:value-type="percentage" office:value="0.491228070175439" calcext:value-type="percentage">
            <text:p>49,12 %</text:p>
          </table:table-cell>
          <table:table-cell table:style-name="ce1" table:formula="of:=[.E39]/[.$E$44]" office:value-type="percentage" office:value="0.100401606425703" calcext:value-type="percentage">
            <text:p>10,04 %</text:p>
          </table:table-cell>
          <table:table-cell table:style-name="ce1" table:formula="of:=[.F39]/SUM([.$F$27:.$F$42])" office:value-type="percentage" office:value="0.12012012012012" calcext:value-type="percentage">
            <text:p>12,01 %</text:p>
          </table:table-cell>
        </table:table-row>
        <table:table-row table:style-name="ro1">
          <table:table-cell/>
          <table:table-cell office:value-type="string" calcext:value-type="string">
            <text:p>Other</text:p>
          </table:table-cell>
          <table:table-cell office:value-type="float" office:value="20.2" calcext:value-type="float">
            <text:p>20,2</text:p>
          </table:table-cell>
          <table:table-cell office:value-type="float" office:value="15" calcext:value-type="float">
            <text:p>15</text:p>
          </table:table-cell>
          <table:table-cell table:formula="of:=[.C40]*[.$B$20]/100" office:value-type="float" office:value="3.5148" calcext:value-type="float">
            <text:p>3,5148</text:p>
          </table:table-cell>
          <table:table-cell table:formula="of:=[.D40]*[.$C$20]/100" office:value-type="float" office:value="2.1" calcext:value-type="float">
            <text:p>2,1</text:p>
          </table:table-cell>
          <table:table-cell table:style-name="ce1" table:formula="of:=[.F40]/([.E40]+[.F40])" office:value-type="percentage" office:value="0.374011540927549" calcext:value-type="percentage">
            <text:p>37,40 %</text:p>
          </table:table-cell>
          <table:table-cell table:style-name="ce1" table:formula="of:=[.E40]/[.$E$44]" office:value-type="percentage" office:value="0.20281124497992" calcext:value-type="percentage">
            <text:p>20,28 %</text:p>
          </table:table-cell>
          <table:table-cell table:style-name="ce1" table:formula="of:=[.F40]/SUM([.$F$27:.$F$42])" office:value-type="percentage" office:value="0.15015015015015" calcext:value-type="percentage">
            <text:p>15,02 %</text:p>
          </table:table-cell>
        </table:table-row>
        <table:table-row table:style-name="ro1">
          <table:table-cell/>
          <table:table-cell office:value-type="string" calcext:value-type="string">
            <text:p>BA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table:formula="of:=[.C41]*[.$B$20]/100" office:value-type="float" office:value="4.872" calcext:value-type="float">
            <text:p>4,872</text:p>
          </table:table-cell>
          <table:table-cell table:formula="of:=[.D41]*[.$C$20]/100" office:value-type="float" office:value="5.32" calcext:value-type="float">
            <text:p>5,32</text:p>
          </table:table-cell>
          <table:table-cell table:style-name="ce1" table:formula="of:=[.F41]/([.E41]+[.F41])" office:value-type="percentage" office:value="0.521978021978022" calcext:value-type="percentage">
            <text:p>52,20 %</text:p>
          </table:table-cell>
          <table:table-cell table:style-name="ce1" table:formula="of:=[.E41]/[.$E$44]" office:value-type="percentage" office:value="0.281124497991968" calcext:value-type="percentage">
            <text:p>28,11 %</text:p>
          </table:table-cell>
          <table:table-cell table:style-name="ce1" table:formula="of:=[.F41]/SUM([.$F$27:.$F$42])" office:value-type="percentage" office:value="0.38038038038038" calcext:value-type="percentage">
            <text:p>38,04 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rac male</text:p>
          </table:table-cell>
          <table:table-cell office:value-type="string" calcext:value-type="string">
            <text:p>Frac female</text:p>
          </table:table-cell>
          <table:table-cell office:value-type="string" calcext:value-type="string">
            <text:p>Males</text:p>
          </table:table-cell>
          <table:table-cell office:value-type="string" calcext:value-type="string">
            <text:p>Females</text:p>
          </table:table-cell>
          <table:table-cell office:value-type="string" calcext:value-type="string">
            <text:p>Ratio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TEM</text:p>
          </table:table-cell>
          <table:table-cell table:formula="of:=[.E27]+[.E28]+[.E31]+[.E32]+[.E34]+[.E37]+[.E39]+[.E40]" office:value-type="float" office:value="6.8904" calcext:value-type="float">
            <text:p>6,8904</text:p>
          </table:table-cell>
          <table:table-cell table:formula="of:=[.F27]+[.F28]+[.F31]+[.F32]+[.F34]+[.F37]+[.F39]+[.F40]" office:value-type="float" office:value="5.418" calcext:value-type="float">
            <text:p>5,418</text:p>
          </table:table-cell>
          <table:table-cell table:style-name="ce1" table:formula="of:=[.F43]/([.E43]+[.F43])" office:value-type="percentage" office:value="0.440187189236619" calcext:value-type="percentage">
            <text:p>44,02 %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Totalmen</text:p>
          </table:table-cell>
          <table:table-cell table:formula="of:=SUM([.E27:.E42])" office:value-type="float" office:value="17.3304" calcext:value-type="float">
            <text:p>17,3304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Hoja1.D6:Hoja1.J23">
          <table:sort>
            <table:sort-by table:field-number="3" table:data-type="automatic"/>
          </table:sort>
        </table:database-range>
        <table:database-range table:name="__Anonymous_Sheet_DB__1" table:target-range-address="Hoja2.B26:Hoja2.I44" table:contains-header="false">
          <table:sort>
            <table:sort-by table:field-number="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9T19:12:03.748466177</meta:creation-date>
    <dc:date>2017-08-09T21:29:20.895996074</dc:date>
    <meta:editing-duration>PT6M15S</meta:editing-duration>
    <meta:editing-cycles>1</meta:editing-cycles>
    <meta:document-statistic meta:table-count="2" meta:cell-count="406" meta:object-count="4"/>
    <meta:generator>LibreOffice/5.3.1.2$Linux_X86_64 LibreOffice_project/3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15.678cm" xlink:href=".." xlink:type="simple" chart:class="chart:bar" chart:style-name="ch1">
        <chart:title svg:x="1.54cm" svg:y="0.448cm" chart:style-name="ch2">
          <text:p>Fraction of female students (grad+postgrad) at MIT (Grand total)</text:p>
        </chart:title>
        <chart:subtitle svg:x="6.435cm" svg:y="1.515cm" chart:style-name="ch3">
          <text:p>Fall term 2015-16</text:p>
        </chart:subtitle>
        <chart:plot-area chart:style-name="ch4" table:cell-range-address="Hoja1.D6:Hoja1.D23 Hoja1.G6:Hoja1.G23" chart:data-source-has-labels="both" svg:x="0.32cm" svg:y="2.483cm" svg:width="15.36cm" svg:height="12.882cm">
          <chartooo:coordinate-region svg:x="3.852cm" svg:y="2.483cm" svg:width="11.588cm" svg:height="12.288cm"/>
          <chart:axis chart:dimension="x" chart:name="primary-x" chart:style-name="ch5" chartooo:axis-type="auto">
            <chartooo:date-scale/>
            <chart:categories table:cell-range-address="Hoja1.D7:Hoja1.D2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Hoja1.G7:Hoja1.G23" chart:label-cell-address="Hoja1.G6:Hoja1.G6" chart:class="chart:bar">
            <chart:data-point chart:repeated="1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tio</text:p>
                <draw:g>
                  <svg:desc>Hoja1.G6:Hoja1.G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eronautics</text:p>
                <draw:g>
                  <svg:desc>Hoja1.D7:Hoja1.D23</svg:desc>
                </draw:g>
              </table:table-cell>
              <table:table-cell office:value-type="float" office:value="0.206140350877193">
                <text:p>0.206140350877193</text:p>
                <draw:g>
                  <svg:desc>Hoja1.G7:Hoja1.G23</svg:desc>
                </draw:g>
              </table:table-cell>
            </table:table-row>
            <table:table-row>
              <table:table-cell office:value-type="string">
                <text:p>Physics</text:p>
              </table:table-cell>
              <table:table-cell office:value-type="float" office:value="0.233890214797136">
                <text:p>0.233890214797136</text:p>
              </table:table-cell>
            </table:table-row>
            <table:table-row>
              <table:table-cell office:value-type="string">
                <text:p>Maths</text:p>
              </table:table-cell>
              <table:table-cell office:value-type="float" office:value="0.249266862170088">
                <text:p>0.249266862170088</text:p>
              </table:table-cell>
            </table:table-row>
            <table:table-row>
              <table:table-cell office:value-type="string">
                <text:p>Econ</text:p>
              </table:table-cell>
              <table:table-cell office:value-type="float" office:value="0.2875">
                <text:p>0.2875</text:p>
              </table:table-cell>
            </table:table-row>
            <table:table-row>
              <table:table-cell office:value-type="string">
                <text:p>MechEng</text:p>
              </table:table-cell>
              <table:table-cell office:value-type="float" office:value="0.319895968790637">
                <text:p>0.319895968790637</text:p>
              </table:table-cell>
            </table:table-row>
            <table:table-row>
              <table:table-cell office:value-type="string">
                <text:p>CS and engineering</text:p>
              </table:table-cell>
              <table:table-cell office:value-type="float" office:value="0.373737373737374">
                <text:p>0.373737373737374</text:p>
              </table:table-cell>
            </table:table-row>
            <table:table-row>
              <table:table-cell office:value-type="string">
                <text:p>ElectricalEng and CS</text:p>
              </table:table-cell>
              <table:table-cell office:value-type="float" office:value="0.374149659863946">
                <text:p>0.374149659863946</text:p>
              </table:table-cell>
            </table:table-row>
            <table:table-row>
              <table:table-cell office:value-type="string">
                <text:p>Chemistry</text:p>
              </table:table-cell>
              <table:table-cell office:value-type="float" office:value="0.384615384615385">
                <text:p>0.384615384615385</text:p>
              </table:table-cell>
            </table:table-row>
            <table:table-row>
              <table:table-cell office:value-type="string">
                <text:p>MathsCS</text:p>
              </table:table-cell>
              <table:table-cell office:value-type="float" office:value="0.397727272727273">
                <text:p>0.397727272727273</text:p>
              </table:table-cell>
            </table:table-row>
            <table:table-row>
              <table:table-cell office:value-type="string">
                <text:p>Health sciences</text:p>
              </table:table-cell>
              <table:table-cell office:value-type="float" office:value="0.402097902097902">
                <text:p>0.402097902097902</text:p>
              </table:table-cell>
            </table:table-row>
            <table:table-row>
              <table:table-cell office:value-type="string">
                <text:p>ChemEng</text:p>
              </table:table-cell>
              <table:table-cell office:value-type="float" office:value="0.404692082111437">
                <text:p>0.404692082111437</text:p>
              </table:table-cell>
            </table:table-row>
            <table:table-row>
              <table:table-cell office:value-type="string">
                <text:p>Earth sciences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Architecture</text:p>
              </table:table-cell>
              <table:table-cell office:value-type="float" office:value="0.514893617021277">
                <text:p>0.514893617021277</text:p>
              </table:table-cell>
            </table:table-row>
            <table:table-row>
              <table:table-cell office:value-type="string">
                <text:p>Biology</text:p>
              </table:table-cell>
              <table:table-cell office:value-type="float" office:value="0.540229885057471">
                <text:p>0.540229885057471</text:p>
              </table:table-cell>
            </table:table-row>
            <table:table-row>
              <table:table-cell office:value-type="string">
                <text:p>Humanities</text:p>
              </table:table-cell>
              <table:table-cell office:value-type="float" office:value="0.628019323671498">
                <text:p>0.628019323671498</text:p>
              </table:table-cell>
            </table:table-row>
            <table:table-row>
              <table:table-cell office:value-type="string">
                <text:p>CS and molecular bio</text:p>
              </table:table-cell>
              <table:table-cell office:value-type="float" office:value="0.674698795180723">
                <text:p>0.674698795180723</text:p>
              </table:table-cell>
            </table:table-row>
            <table:table-row>
              <table:table-cell office:value-type="string">
                <text:p>BioEngineering</text:p>
              </table:table-cell>
              <table:table-cell office:value-type="float" office:value="0.706140350877193">
                <text:p>0.70614035087719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Hoja1.M7:Hoja1.N22" chart:data-source-has-labels="column" svg:x="0.32cm" svg:y="0.18cm" svg:width="15.36cm" svg:height="8.64cm">
          <chartooo:coordinate-region svg:x="3.852cm" svg:y="0.18cm" svg:width="11.588cm" svg:height="8.046cm"/>
          <chart:axis chart:dimension="x" chart:name="primary-x" chart:style-name="ch3" chartooo:axis-type="auto">
            <chartooo:date-scale/>
            <chart:categories table:cell-range-address="Hoja1.M7:Hoja1.M2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Hoja1.N7:Hoja1.N22" chart:class="chart:bar">
            <chart:data-point chart:repeated="1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N</text:p>
              </table:table-cell>
            </table:table-row>
          </table:table-header-rows>
          <table:table-rows>
            <table:table-row>
              <table:table-cell office:value-type="string">
                <text:p>Maths</text:p>
                <draw:g>
                  <svg:desc>Hoja1.M7:Hoja1.M22</svg:desc>
                </draw:g>
              </table:table-cell>
              <table:table-cell office:value-type="float" office:value="0.287037037037037">
                <text:p>0.287037037037037</text:p>
                <draw:g>
                  <svg:desc>Hoja1.N7:Hoja1.N22</svg:desc>
                </draw:g>
              </table:table-cell>
            </table:table-row>
            <table:table-row>
              <table:table-cell office:value-type="string">
                <text:p>Physics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Aeronautics</text:p>
              </table:table-cell>
              <table:table-cell office:value-type="float" office:value="0.348684210526316">
                <text:p>0.348684210526316</text:p>
              </table:table-cell>
            </table:table-row>
            <table:table-row>
              <table:table-cell office:value-type="string">
                <text:p>CS and engineering</text:p>
              </table:table-cell>
              <table:table-cell office:value-type="float" office:value="0.373737373737374">
                <text:p>0.373737373737374</text:p>
              </table:table-cell>
            </table:table-row>
            <table:table-row>
              <table:table-cell office:value-type="string">
                <text:p>ElectricalEng and CS</text:p>
              </table:table-cell>
              <table:table-cell office:value-type="float" office:value="0.374149659863946">
                <text:p>0.374149659863946</text:p>
              </table:table-cell>
            </table:table-row>
            <table:table-row>
              <table:table-cell office:value-type="string">
                <text:p>MathsCS</text:p>
              </table:table-cell>
              <table:table-cell office:value-type="float" office:value="0.397727272727273">
                <text:p>0.397727272727273</text:p>
              </table:table-cell>
            </table:table-row>
            <table:table-row>
              <table:table-cell office:value-type="string">
                <text:p>Econ</text:p>
              </table:table-cell>
              <table:table-cell office:value-type="float" office:value="0.433333333333333">
                <text:p>0.433333333333333</text:p>
              </table:table-cell>
            </table:table-row>
            <table:table-row>
              <table:table-cell office:value-type="string">
                <text:p>Humanities</text:p>
              </table:table-cell>
              <table:table-cell office:value-type="float" office:value="0.450980392156863">
                <text:p>0.450980392156863</text:p>
              </table:table-cell>
            </table:table-row>
            <table:table-row>
              <table:table-cell office:value-type="string">
                <text:p>MechEng</text:p>
              </table:table-cell>
              <table:table-cell office:value-type="float" office:value="0.462385321100917">
                <text:p>0.462385321100917</text:p>
              </table:table-cell>
            </table:table-row>
            <table:table-row>
              <table:table-cell office:value-type="string">
                <text:p>ChemEng</text:p>
              </table:table-cell>
              <table:table-cell office:value-type="float" office:value="0.574074074074074">
                <text:p>0.574074074074074</text:p>
              </table:table-cell>
            </table:table-row>
            <table:table-row>
              <table:table-cell office:value-type="string">
                <text:p>Chemistry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CS and molecular bio</text:p>
              </table:table-cell>
              <table:table-cell office:value-type="float" office:value="0.674698795180723">
                <text:p>0.674698795180723</text:p>
              </table:table-cell>
            </table:table-row>
            <table:table-row>
              <table:table-cell office:value-type="string">
                <text:p>BioEngineering</text:p>
              </table:table-cell>
              <table:table-cell office:value-type="float" office:value="0.695364238410596">
                <text:p>0.695364238410596</text:p>
              </table:table-cell>
            </table:table-row>
            <table:table-row>
              <table:table-cell office:value-type="string">
                <text:p>Architecture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Biology</text:p>
              </table:table-cell>
              <table:table-cell office:value-type="float" office:value="0.747126436781609">
                <text:p>0.747126436781609</text:p>
              </table:table-cell>
            </table:table-row>
            <table:table-row>
              <table:table-cell office:value-type="string">
                <text:p>Earth sciences</text:p>
              </table:table-cell>
              <table:table-cell office:value-type="float" office:value="0.8">
                <text:p>0.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 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13.156cm" xlink:href=".." xlink:type="simple" chart:class="chart:bar" chart:style-name="ch1">
        <chart:title svg:x="4.953cm" svg:y="0.398cm" chart:style-name="ch2">
          <text:p>Proportion of women by major</text:p>
        </chart:title>
        <chart:subtitle svg:x="7.52cm" svg:y="1.415cm" chart:style-name="ch3">
          <text:p>India</text:p>
        </chart:subtitle>
        <chart:plot-area chart:style-name="ch4" table:cell-range-address="Hoja2.A3:Hoja2.A19 Hoja2.F3:Hoja2.F19" chart:data-source-has-labels="both" svg:x="0.32cm" svg:y="2.333cm" svg:width="15.36cm" svg:height="10.56cm">
          <chartooo:coordinate-region svg:x="2.608cm" svg:y="2.333cm" svg:width="12.436cm" svg:height="9.966cm"/>
          <chart:axis chart:dimension="x" chart:name="primary-x" chart:style-name="ch5" chartooo:axis-type="auto">
            <chartooo:date-scale/>
            <chart:categories table:cell-range-address="Hoja2.A4:Hoja2.A1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Hoja2.F4:Hoja2.F19" chart:label-cell-address="Hoja2.F3:Hoja2.F3" chart:class="chart:bar">
            <chart:data-point chart:repeated="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8,69 %</text:p>
                <draw:g>
                  <svg:desc>Hoja2.F3:Hoja2.F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eng</text:p>
                <draw:g>
                  <svg:desc>Hoja2.A4:Hoja2.A19</svg:desc>
                </draw:g>
              </table:table-cell>
              <table:table-cell office:value-type="float" office:value="0.291963377416073">
                <text:p>0.291963377416073</text:p>
                <draw:g>
                  <svg:desc>Hoja2.F4:Hoja2.F19</svg:desc>
                </draw:g>
              </table:table-cell>
            </table:table-row>
            <table:table-row>
              <table:table-cell office:value-type="string">
                <text:p>Blaw</text:p>
              </table:table-cell>
              <table:table-cell office:value-type="float" office:value="0.30891438658429">
                <text:p>0.30891438658429</text:p>
              </table:table-cell>
            </table:table-row>
            <table:table-row>
              <table:table-cell office:value-type="string">
                <text:p>Mbusiness</text:p>
              </table:table-cell>
              <table:table-cell office:value-type="float" office:value="0.328748742032875">
                <text:p>0.328748742032875</text:p>
              </table:table-cell>
            </table:table-row>
            <table:table-row>
              <table:table-cell office:value-type="string">
                <text:p>Mtech</text:p>
              </table:table-cell>
              <table:table-cell office:value-type="float" office:value="0.349127182044888">
                <text:p>0.349127182044888</text:p>
              </table:table-cell>
            </table:table-row>
            <table:table-row>
              <table:table-cell office:value-type="string">
                <text:p>Mengineering</text:p>
              </table:table-cell>
              <table:table-cell office:value-type="float" office:value="0.349127182044888">
                <text:p>0.349127182044888</text:p>
              </table:table-cell>
            </table:table-row>
            <table:table-row>
              <table:table-cell office:value-type="string">
                <text:p>Other</text:p>
              </table:table-cell>
              <table:table-cell office:value-type="float" office:value="0.374011540927549">
                <text:p>0.374011540927549</text:p>
              </table:table-cell>
            </table:table-row>
            <table:table-row>
              <table:table-cell office:value-type="string">
                <text:p>Mcomputer</text:p>
              </table:table-cell>
              <table:table-cell office:value-type="float" office:value="0.416976917349218">
                <text:p>0.416976917349218</text:p>
              </table:table-cell>
            </table:table-row>
            <table:table-row>
              <table:table-cell office:value-type="string">
                <text:p>B Commerce</text:p>
              </table:table-cell>
              <table:table-cell office:value-type="float" office:value="0.424476295479603">
                <text:p>0.424476295479603</text:p>
              </table:table-cell>
            </table:table-row>
            <table:table-row>
              <table:table-cell office:value-type="string">
                <text:p>Bmedicine</text:p>
              </table:table-cell>
              <table:table-cell office:value-type="float" office:value="0.445859872611465">
                <text:p>0.445859872611465</text:p>
              </table:table-cell>
            </table:table-row>
            <table:table-row>
              <table:table-cell office:value-type="string">
                <text:p>Bsc</text:p>
              </table:table-cell>
              <table:table-cell office:value-type="float" office:value="0.491228070175439">
                <text:p>0.491228070175439</text:p>
              </table:table-cell>
            </table:table-row>
            <table:table-row>
              <table:table-cell office:value-type="string">
                <text:p>BA</text:p>
              </table:table-cell>
              <table:table-cell office:value-type="float" office:value="0.521978021978022">
                <text:p>0.521978021978022</text:p>
              </table:table-cell>
            </table:table-row>
            <table:table-row>
              <table:table-cell office:value-type="string">
                <text:p>Msc</text:p>
              </table:table-cell>
              <table:table-cell office:value-type="float" office:value="0.536309127248501">
                <text:p>0.536309127248501</text:p>
              </table:table-cell>
            </table:table-row>
            <table:table-row>
              <table:table-cell office:value-type="string">
                <text:p>Mcommerce</text:p>
              </table:table-cell>
              <table:table-cell office:value-type="float" office:value="0.546875">
                <text:p>0.546875</text:p>
              </table:table-cell>
            </table:table-row>
            <table:table-row>
              <table:table-cell office:value-type="string">
                <text:p>MA</text:p>
              </table:table-cell>
              <table:table-cell office:value-type="float" office:value="0.553846153846154">
                <text:p>0.553846153846154</text:p>
              </table:table-cell>
            </table:table-row>
            <table:table-row>
              <table:table-cell office:value-type="string">
                <text:p>Beducation</text:p>
              </table:table-cell>
              <table:table-cell office:value-type="float" office:value="0.634098997088321">
                <text:p>0.6340989970883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 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16.894cm" xlink:href=".." xlink:type="simple" chart:class="chart:bar" chart:style-name="ch1">
        <chart:title svg:x="5.681cm" svg:y="0.472cm" chart:style-name="ch2">
          <text:p>Field choice by gender</text:p>
        </chart:title>
        <chart:subtitle svg:x="4.318cm" svg:y="1.563cm" chart:style-name="ch3">
          <text:p>(Out of the total gender, where do they go)</text:p>
        </chart:subtitle>
        <chart:legend svg:x="10.538cm" svg:y="3.392cm" style:legend-expansion="custom" chartooo:width="3.852cm" chartooo:height="0.99cm" style:legend-expansion-aspect-ratio="3.89090909090909" chart:style-name="ch4"/>
        <chart:plot-area chart:style-name="ch5" table:cell-range-address="Hoja2.B25:Hoja2.B41 Hoja2.H25:Hoja2.I41" chart:data-source-has-labels="both" svg:x="0.32cm" svg:y="2.555cm" svg:width="15.36cm" svg:height="14.002cm">
          <chartooo:coordinate-region svg:x="2.608cm" svg:y="2.555cm" svg:width="12.435cm" svg:height="13.408cm"/>
          <chart:axis chart:dimension="x" chart:name="primary-x" chart:style-name="ch6" chartooo:axis-type="auto">
            <chartooo:date-scale/>
            <chart:categories table:cell-range-address="Hoja2.B26:Hoja2.B4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Hoja2.H26:Hoja2.H41" chart:label-cell-address="Hoja2.H25:Hoja2.H25" chart:class="chart:bar">
            <chart:data-point chart:repeated="16"/>
          </chart:series>
          <chart:series chart:style-name="ch10" chart:values-cell-range-address="Hoja2.I26:Hoja2.I41" chart:label-cell-address="Hoja2.I25:Hoja2.I25" chart:class="chart:bar">
            <chart:data-point chart:repeated="1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le career choice</text:p>
                <draw:g>
                  <svg:desc>Hoja2.H25:Hoja2.H25</svg:desc>
                </draw:g>
              </table:table-cell>
              <table:table-cell office:value-type="string">
                <text:p>Female career choice</text:p>
                <draw:g>
                  <svg:desc>Hoja2.I25:Hoja2.I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engineering</text:p>
                <draw:g>
                  <svg:desc>Hoja2.B26:Hoja2.B41</svg:desc>
                </draw:g>
              </table:table-cell>
              <table:table-cell office:value-type="float" office:value="0.00301204819277108">
                <text:p>0.00301204819277108</text:p>
                <draw:g>
                  <svg:desc>Hoja2.H26:Hoja2.H41</svg:desc>
                </draw:g>
              </table:table-cell>
              <table:table-cell office:value-type="float" office:value="0.002002002002002">
                <text:p>0.002002002002002</text:p>
                <draw:g>
                  <svg:desc>Hoja2.I26:Hoja2.I41</svg:desc>
                </draw:g>
              </table:table-cell>
            </table:table-row>
            <table:table-row>
              <table:table-cell office:value-type="string">
                <text:p>Mtech</text:p>
              </table:table-cell>
              <table:table-cell office:value-type="float" office:value="0.00602409638554217">
                <text:p>0.00602409638554217</text:p>
              </table:table-cell>
              <table:table-cell office:value-type="float" office:value="0.004004004004004">
                <text:p>0.004004004004004</text:p>
              </table:table-cell>
            </table:table-row>
            <table:table-row>
              <table:table-cell office:value-type="string">
                <text:p>Blaw</text:p>
              </table:table-cell>
              <table:table-cell office:value-type="float" office:value="0.00903614457831325">
                <text:p>0.00903614457831325</text:p>
              </table:table-cell>
              <table:table-cell office:value-type="float" office:value="0.00500500500500501">
                <text:p>0.00500500500500501</text:p>
              </table:table-cell>
            </table:table-row>
            <table:table-row>
              <table:table-cell office:value-type="string">
                <text:p>Bmedicine</text:p>
              </table:table-cell>
              <table:table-cell office:value-type="float" office:value="0.00502008032128514">
                <text:p>0.00502008032128514</text:p>
              </table:table-cell>
              <table:table-cell office:value-type="float" office:value="0.00500500500500501">
                <text:p>0.00500500500500501</text:p>
              </table:table-cell>
            </table:table-row>
            <table:table-row>
              <table:table-cell office:value-type="string">
                <text:p>Mcomputer</text:p>
              </table:table-cell>
              <table:table-cell office:value-type="float" office:value="0.00903614457831325">
                <text:p>0.00903614457831325</text:p>
              </table:table-cell>
              <table:table-cell office:value-type="float" office:value="0.00800800800800801">
                <text:p>0.00800800800800801</text:p>
              </table:table-cell>
            </table:table-row>
            <table:table-row>
              <table:table-cell office:value-type="string">
                <text:p>Mcommerce</text:p>
              </table:table-cell>
              <table:table-cell office:value-type="float" office:value="0.00803212851405623">
                <text:p>0.00803212851405623</text:p>
              </table:table-cell>
              <table:table-cell office:value-type="float" office:value="0.012012012012012">
                <text:p>0.012012012012012</text:p>
              </table:table-cell>
            </table:table-row>
            <table:table-row>
              <table:table-cell office:value-type="string">
                <text:p>Mbusiness</text:p>
              </table:table-cell>
              <table:table-cell office:value-type="float" office:value="0.0230923694779116">
                <text:p>0.0230923694779116</text:p>
              </table:table-cell>
              <table:table-cell office:value-type="float" office:value="0.014014014014014">
                <text:p>0.014014014014014</text:p>
              </table:table-cell>
            </table:table-row>
            <table:table-row>
              <table:table-cell office:value-type="string">
                <text:p>Msc</text:p>
              </table:table-cell>
              <table:table-cell office:value-type="float" office:value="0.0160642570281125">
                <text:p>0.0160642570281125</text:p>
              </table:table-cell>
              <table:table-cell office:value-type="float" office:value="0.023023023023023">
                <text:p>0.023023023023023</text:p>
              </table:table-cell>
            </table:table-row>
            <table:table-row>
              <table:table-cell office:value-type="string">
                <text:p>Beducation</text:p>
              </table:table-cell>
              <table:table-cell office:value-type="float" office:value="0.0130522088353414">
                <text:p>0.0130522088353414</text:p>
              </table:table-cell>
              <table:table-cell office:value-type="float" office:value="0.028028028028028">
                <text:p>0.028028028028028</text:p>
              </table:table-cell>
            </table:table-row>
            <table:table-row>
              <table:table-cell office:value-type="string">
                <text:p>Beng</text:p>
              </table:table-cell>
              <table:table-cell office:value-type="float" office:value="0.0803212851405623">
                <text:p>0.0803212851405623</text:p>
              </table:table-cell>
              <table:table-cell office:value-type="float" office:value="0.041041041041041">
                <text:p>0.041041041041041</text:p>
              </table:table-cell>
            </table:table-row>
            <table:table-row>
              <table:table-cell office:value-type="string">
                <text:p>Btech</text:p>
              </table:table-cell>
              <table:table-cell office:value-type="float" office:value="0.0903614457831325">
                <text:p>0.0903614457831325</text:p>
              </table:table-cell>
              <table:table-cell office:value-type="float" office:value="0.0450450450450451">
                <text:p>0.0450450450450451</text:p>
              </table:table-cell>
            </table:table-row>
            <table:table-row>
              <table:table-cell office:value-type="string">
                <text:p>MA</text:p>
              </table:table-cell>
              <table:table-cell office:value-type="float" office:value="0.035140562248996">
                <text:p>0.035140562248996</text:p>
              </table:table-cell>
              <table:table-cell office:value-type="float" office:value="0.0540540540540541">
                <text:p>0.0540540540540541</text:p>
              </table:table-cell>
            </table:table-row>
            <table:table-row>
              <table:table-cell office:value-type="string">
                <text:p>B Commerce</text:p>
              </table:table-cell>
              <table:table-cell office:value-type="float" office:value="0.120481927710843">
                <text:p>0.120481927710843</text:p>
              </table:table-cell>
              <table:table-cell office:value-type="float" office:value="0.11011011011011">
                <text:p>0.11011011011011</text:p>
              </table:table-cell>
            </table:table-row>
            <table:table-row>
              <table:table-cell office:value-type="string">
                <text:p>Bsc</text:p>
              </table:table-cell>
              <table:table-cell office:value-type="float" office:value="0.100401606425703">
                <text:p>0.100401606425703</text:p>
              </table:table-cell>
              <table:table-cell office:value-type="float" office:value="0.12012012012012">
                <text:p>0.12012012012012</text:p>
              </table:table-cell>
            </table:table-row>
            <table:table-row>
              <table:table-cell office:value-type="string">
                <text:p>Other</text:p>
              </table:table-cell>
              <table:table-cell office:value-type="float" office:value="0.20281124497992">
                <text:p>0.20281124497992</text:p>
              </table:table-cell>
              <table:table-cell office:value-type="float" office:value="0.15015015015015">
                <text:p>0.15015015015015</text:p>
              </table:table-cell>
            </table:table-row>
            <table:table-row>
              <table:table-cell office:value-type="string">
                <text:p>BA</text:p>
              </table:table-cell>
              <table:table-cell office:value-type="float" office:value="0.281124497991968">
                <text:p>0.281124497991968</text:p>
              </table:table-cell>
              <table:table-cell office:value-type="float" office:value="0.38038038038038">
                <text:p>0.3803803803803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